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WW8Num18"/>
    <style:style style:name="P2" style:family="paragraph" style:parent-style-name="Standard" style:list-style-name="WW8Num18">
      <style:text-properties fo:font-size="8pt" style:font-size-asian="8pt" style:font-size-complex="8pt"/>
    </style:style>
    <style:style style:name="P3" style:family="paragraph" style:parent-style-name="Standard" style:list-style-name="WW8Num7">
      <style:text-properties fo:font-size="8pt" style:font-size-asian="8pt" style:font-size-complex="8pt"/>
    </style:style>
    <style:style style:name="P4" style:family="paragraph" style:parent-style-name="Standard" style:list-style-name="WW8Num7"/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language="en" fo:country="US" fo:font-weight="bold" style:language-asian="en" style:country-asian="US" style:font-weight-asian="bold" style:font-weight-complex="bold"/>
    </style:style>
    <style:style style:name="P8" style:family="paragraph" style:parent-style-name="Standard" style:master-page-name="Standard">
      <style:paragraph-properties fo:orphans="0" fo:widows="0" style:page-number="auto" fo:break-before="page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er">
      <style:paragraph-properties fo:margin-left="0in" fo:margin-right="0.25in" fo:text-indent="0in" style:auto-text-indent="false"/>
    </style:style>
    <style:style style:name="P11" style:family="paragraph">
      <style:paragraph-properties fo:text-align="center"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fo:font-weight="bold" style:language-asian="en" style:country-asian="US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Wingdings 2" fo:font-size="9pt" style:font-size-asian="9pt" style:font-name-complex="Wingdings 2" style:font-size-complex="9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style:font-name="Symbol" fo:font-size="7pt" style:font-size-asian="7pt" style:font-size-complex="7pt"/>
    </style:style>
    <style:style style:name="T8" style:family="text"/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-left="0.1in" fo:padding-right="0.1in" fo:padding-top="0.05in" fo:padding-bottom="0.05in" fo:border="0.74pt solid #000000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31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f sdf, sf.</text:span><draw:frame draw:style-name="fr1" draw:name="Frame1" text:anchor-type="char" svg:x="4.6953in" svg:y="-0.0047in" svg:width="2.1098in" svg:height="1.0098in" draw:z-index="3"><draw:text-box><text:list xml:id="list6266478215354380029" text:style-name="WW8Num18"><text:list-item><text:p text:style-name="P1"><text:span text:style-name="T1">sdf personal information</text:span></text:p></text:list-item><text:list-item><text:p text:style-name="P2">sdfsdf</text:p></text:list-item><text:list-item><text:p text:style-name="P2">sdf</text:p></text:list-item></text:list><text:p text:style-name="Standard"><text:span text:style-name="T1"><text:tab/>sdf</text:span></text:p><text:list xml:id="list2348644169114931870" text:style-name="WW8Num7"><text:list-item><text:p text:style-name="P3">sdf</text:p></text:list-item><text:list-item><text:p text:style-name="P4"><text:span text:style-name="T1">sfsdf________________</text:span></text:p></text:list-item></text:list></draw:text-box></draw:frame></text:p>
      <text:p text:style-name="Standard"><text:span text:style-name="T2">sdf sf sf</text:span></text:p>
      <text:p text:style-name="Standard"/>
      <text:p text:style-name="Standard"/>
      <text:p text:style-name="P6"><draw:line text:anchor-type="char" draw:z-index="5" draw:style-name="gr1" draw:text-style-name="P11" svg:x1="0in" svg:y1="0.8374in" svg:x2="6.8in" svg:y2="0.8374in"><text:p/></draw:line><draw:frame draw:style-name="fr1" draw:name="Frame2" text:anchor-type="char" svg:x="-0.0047in" svg:y="0.3327in" svg:width="6.8098in" svg:height="1.3098in" draw:z-index="4"><draw:text-box><text:p text:style-name="Standard"><text:span text:style-name="T4">Last sdf<text:tab/><text:tab/><text:tab/>sf<text:tab/><text:tab/>sdf<text:tab/><text:tab/>sf</text:span></text:p><text:p text:style-name="Standard"/><text:p text:style-name="Standard"><text:tab/></text:p><text:p text:style-name="Standard"><text:span text:style-name="T4">sfsf<text:tab/><text:tab/><text:tab/>sdf<text:tab/><text:tab/><text:tab/>sdfsf<text:tab/><text:tab/><text:tab/>sdf<text:tab/><text:tab/>sdf</text:span></text:p><text:p text:style-name="P5"/><text:p text:style-name="P5"/><text:p text:style-name="Standard"><text:span text:style-name="T4">sdf <text:s text:c="7"/>/ <text:s text:c="4"/>/ <text:s text:c="9"/>sdf: <text:s text:c="3"/></text:span><text:span text:style-name="T5"></text:span><text:span text:style-name="T4">sdf <text:s/></text:span><text:span text:style-name="T5"></text:span><text:span text:style-name="T4">sdf <text:s text:c="4"/><text:tab/>sdf Status: <text:s/></text:span><text:span text:style-name="T5"></text:span><text:span text:style-name="T4">sdf <text:s text:c="2"/></text:span><text:span text:style-name="T5"></text:span><text:span text:style-name="T4">sdf <text:s text:c="2"/></text:span><text:span text:style-name="T5"></text:span><text:span text:style-name="T4">Date sf Hire: <text:s text:c="6"/>/ <text:s text:c="3"/>/ <text:s text:c="5"/></text:span></text:p></draw:text-box></draw:frame>Personal Information</text:p>
      <text:p text:style-name="P7"><draw:line text:anchor-type="char" draw:z-index="7" draw:style-name="gr2" draw:text-style-name="P11" svg:x1="0in" svg:y1="0.0126in" svg:x2="6.8in" svg:y2="0.0126in"><text:p/></draw:line><draw:line text:anchor-type="char" draw:z-index="6" draw:style-name="gr1" draw:text-style-name="P11" svg:x1="0in" svg:y1="-0.4874in" svg:x2="6.8in" svg:y2="-0.487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0.4374in"/>
          <style:tab-stop style:position="0.6874in"/>
          <style:tab-stop style:position="1.75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0.2752in"/>
        </style:tab-stops>
      </style:paragraph-properties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>
        <style:tab-stops>
          <style:tab-stop style:position="0.2752in"/>
        </style:tab-stops>
      </style:paragraph-properties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3437in" fo:margin-right="0in" fo:text-align="center" style:justify-single-word="false" fo:text-indent="0in" style:auto-text-indent="false" fo:keep-with-next="always">
        <style:tab-stops>
          <style:tab-stop style:position="0.8752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3437in" fo:margin-right="0in" fo:text-align="center" style:justify-single-word="false" fo:text-indent="0in" style:auto-text-indent="false" fo:keep-with-next="always">
        <style:tab-stops>
          <style:tab-stop style:position="0.8752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>
        <style:tab-stops>
          <style:tab-stop style:position="0.2752in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>
        <style:tab-stops>
          <style:tab-stop style:position="0.2752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line-height="150%" fo:keep-with-next="always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margin-left="1in" fo:margin-right="0in" style:line-height-at-least="0.25in" fo:orphans="0" fo:widows="0" fo:text-indent="0.3in" style:auto-text-indent="false">
        <style:tab-stops>
          <style:tab-stop style:position="0.2917in"/>
        </style:tab-stops>
      </style:paragraph-properties>
    </style:style>
    <style:style style:name="t15" style:family="paragraph" style:parent-style-name="Standard">
      <style:paragraph-properties style:line-height-at-least="0.1665in" fo:orphans="0" fo:widows="0"/>
    </style:style>
    <style:style style:name="p57" style:family="paragraph" style:parent-style-name="Standard">
      <style:paragraph-properties fo:margin-left="1.4in" fo:margin-right="0in" style:line-height-at-least="0.1945in" fo:orphans="0" fo:widows="0" fo:text-indent="0.5in" style:auto-text-indent="false">
        <style:tab-stops>
          <style:tab-stop style:position="2.4307in"/>
          <style:tab-stop style:position="2.8752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835in" fo:margin-right="0in" fo:orphans="0" fo:widows="0" fo:text-indent="0in" style:auto-text-indent="false">
        <style:tab-stops>
          <style:tab-stop style:position="0.0972in"/>
          <style:tab-stop style:position="0.5835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Textkörper-Einzug_20_3" style:display-name="Textkörper-Einzug 3" style:family="paragraph" style:parent-style-name="Standard">
      <style:paragraph-properties fo:margin-left="0.5626in" fo:margin-right="0in" fo:orphans="0" fo:widows="0" fo:text-indent="0in" style:auto-text-indent="false"/>
      <style:text-properties style:font-name="Arial" fo:font-size="9pt" style:font-size-asian="9pt" style:font-name-complex="Arial" style:font-size-complex="9pt"/>
    </style:style>
    <style:style style:name="Textkörper-Einzug_20_2" style:display-name="Textkörper-Einzug 2" style:family="paragraph" style:parent-style-name="Standard">
      <style:paragraph-properties fo:margin-left="0.3126in" fo:margin-right="0in" fo:text-align="justify" style:justify-single-word="false" fo:orphans="0" fo:widows="0" fo:text-indent="0in" style:auto-text-indent="false">
        <style:tab-stops>
          <style:tab-stop style:position="0.0972in"/>
          <style:tab-stop style:position="0.3126in"/>
          <style:tab-stop style:position="0.972in"/>
          <style:tab-stop style:position="1.0693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color="#000000" style:font-name="Symbol" style:font-name-complex="Symbol"/>
    </style:style>
    <style:style style:name="WW8Num2z0" style:family="text">
      <style:text-properties fo:color="#000000" style:font-name="Symbol" style:font-name-complex="Symbol"/>
    </style:style>
    <style:style style:name="WW8Num3zfalse" style:family="text"/>
    <style:style style:name="WW8Num4z0" style:family="text">
      <style:text-properties fo:font-weight="bold" style:font-weight-asian="bold" style:font-weight-complex="bold"/>
    </style:style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0" style:family="text">
      <style:text-properties style:font-name="Wingdings" fo:font-size="8pt" style:font-size-asian="8pt" style:font-name-complex="Wingdings" style:font-size-complex="8pt"/>
    </style:style>
    <style:style style:name="WW8Num8zfalse" style:family="text"/>
    <style:style style:name="WW8Num9zfalse" style:family="text"/>
    <style:style style:name="WW8Num10z0" style:family="text">
      <style:text-properties fo:color="#000000" style:font-name="Symbol" style:font-name-complex="Symbol"/>
    </style:style>
    <style:style style:name="WW8Num11z0" style:family="text">
      <style:text-properties fo:font-weight="bold" style:font-weight-asian="bold" style:font-weight-complex="bold"/>
    </style:style>
    <style:style style:name="WW8Num12zfalse" style:family="text"/>
    <style:style style:name="WW8Num12ztrue" style:family="text"/>
    <style:style style:name="WW8Num13z0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WW8Num14zfalse" style:family="text"/>
    <style:style style:name="WW8Num15z0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WW8Num16zfalse" style:family="text"/>
    <style:style style:name="WW8Num17z0" style:family="text">
      <style:text-properties style:font-name="Arial" fo:font-size="10pt" fo:font-style="normal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WW8Num18z0" style:family="text">
      <style:text-properties style:font-name="Wingdings" fo:font-size="8pt" style:font-size-asian="8pt" style:font-name-complex="Wingdings" style:font-size-complex="8pt"/>
    </style:style>
    <style:style style:name="WW8Num19zfalse" style:family="text"/>
    <style:style style:name="Absatz-Standardschriftart" style:family="text"/>
    <style:style style:name="Page_20_Number" style:display-name="Page Number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 text:start-value="7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0" style:num-format="1" text:start-value="2" text:display-levels="2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1252in" fo:text-indent="-0.5in" fo:margin-left="1.1252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4374in" fo:text-indent="-0.5in" fo:margin-left="1.4374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5in" fo:text-indent="-0.5in" fo:margin-left="1.75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3126in" fo:text-indent="-0.75in" fo:margin-left="2.3126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3.1874in" fo:text-indent="-1in" fo:margin-left="3.1874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false" style:num-format="1" text:start-value="4">
        <style:list-level-properties text:list-level-position-and-space-mode="label-alignment">
          <style:list-level-label-alignment text:label-followed-by="listtab" text:list-tab-stop-position="0.5835in" fo:text-indent="-0.5835in" fo:margin-left="0.5835in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0.8957in" fo:text-indent="-0.5835in" fo:margin-left="0.8957in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1.2083in" fo:text-indent="-0.5835in" fo:margin-left="1.2083in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1.5209in" fo:text-indent="-0.5835in" fo:margin-left="1.5209in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1.8335in" fo:text-indent="-0.5835in" fo:margin-left="1.8335in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2.3126in" fo:text-indent="-0.75in" fo:margin-left="2.3126in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3.1874in" fo:text-indent="-1in" fo:margin-left="3.1874in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false" style:num-format="1" text:start-value="4">
        <style:list-level-properties text:list-level-position-and-space-mode="label-alignment">
          <style:list-level-label-alignment text:label-followed-by="listtab" text:list-tab-stop-position="0.5835in" fo:text-indent="-0.5835in" fo:margin-left="0.5835in"/>
        </style:list-level-properties>
      </text:list-level-style-number>
      <text:list-level-style-number text:level="2" text:style-name="WW8Num6ztrue" style:num-format="1" text:display-levels="2">
        <style:list-level-properties text:list-level-position-and-space-mode="label-alignment">
          <style:list-level-label-alignment text:label-followed-by="listtab" text:list-tab-stop-position="0.8957in" fo:text-indent="-0.5835in" fo:margin-left="0.8957in"/>
        </style:list-level-properties>
      </text:list-level-style-number>
      <text:list-level-style-number text:level="3" text:style-name="WW8Num6ztrue" style:num-format="1" text:display-levels="3">
        <style:list-level-properties text:list-level-position-and-space-mode="label-alignment">
          <style:list-level-label-alignment text:label-followed-by="listtab" text:list-tab-stop-position="1.2083in" fo:text-indent="-0.5835in" fo:margin-left="1.2083in"/>
        </style:list-level-properties>
      </text:list-level-style-number>
      <text:list-level-style-number text:level="4" text:style-name="WW8Num6ztrue" style:num-format="1" text:display-levels="4">
        <style:list-level-properties text:list-level-position-and-space-mode="label-alignment">
          <style:list-level-label-alignment text:label-followed-by="listtab" text:list-tab-stop-position="1.5209in" fo:text-indent="-0.5835in" fo:margin-left="1.5209in"/>
        </style:list-level-properties>
      </text:list-level-style-number>
      <text:list-level-style-number text:level="5" text:style-name="WW8Num6ztrue" style:num-format="1" text:display-levels="5">
        <style:list-level-properties text:list-level-position-and-space-mode="label-alignment">
          <style:list-level-label-alignment text:label-followed-by="listtab" text:list-tab-stop-position="1.8335in" fo:text-indent="-0.5835in" fo:margin-left="1.8335in"/>
        </style:list-level-properties>
      </text:list-level-style-number>
      <text:list-level-style-number text:level="6" text:style-name="WW8Num6ztrue" style:num-format="1" text:display-levels="6">
        <style:list-level-properties text:list-level-position-and-space-mode="label-alignment">
          <style:list-level-label-alignment text:label-followed-by="listtab" text:list-tab-stop-position="2.3126in" fo:text-indent="-0.75in" fo:margin-left="2.3126in"/>
        </style:list-level-properties>
      </text:list-level-style-number>
      <text:list-level-style-number text:level="7" text:style-name="WW8Num6ztrue" style:num-format="1" text:display-levels="7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8" text:style-name="WW8Num6ztrue" style:num-format="1" text:display-levels="8">
        <style:list-level-properties text:list-level-position-and-space-mode="label-alignment">
          <style:list-level-label-alignment text:label-followed-by="listtab" text:list-tab-stop-position="3.1874in" fo:text-indent="-1in" fo:margin-left="3.1874in"/>
        </style:list-level-properties>
      </text:list-level-style-number>
      <text:list-level-style-number text:level="9" text:style-name="WW8Num6ztrue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4374in" fo:text-indent="-0.25in" fo:margin-left="0.4374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A" style:num-letter-sync="true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0" style:num-format="1" text:display-levels="2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text:list-tab-stop-position="0.8335in" fo:text-indent="-0.5in" fo:margin-left="0.8335in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text:list-tab-stop-position="1.1665in" fo:text-indent="-0.5in" fo:margin-left="1.1665in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text:list-tab-stop-position="2.1665in" fo:text-indent="-1in" fo:margin-left="2.1665in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text:list-tab-stop-position="2.3335in" fo:text-indent="-1in" fo:margin-left="2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false" style:num-format="1">
        <style:list-level-properties text:list-level-position-and-space-mode="label-alignment">
          <style:list-level-label-alignment text:label-followed-by="listtab" text:list-tab-stop-position="0.2709in" fo:text-indent="-0.2709in" fo:margin-left="0.2709in"/>
        </style:list-level-properties>
      </text:list-level-style-number>
      <text:list-level-style-number text:level="2" text:style-name="WW8Num12ztrue" style:num-format="1" text:display-levels="2">
        <style:list-level-properties text:list-level-position-and-space-mode="label-alignment">
          <style:list-level-label-alignment text:label-followed-by="listtab" text:list-tab-stop-position="0.8752in" fo:text-indent="-0.6043in" fo:margin-left="0.8752in"/>
        </style:list-level-properties>
      </text:list-level-style-number>
      <text:list-level-style-number text:level="3" text:style-name="WW8Num12ztrue" style:num-format="1" text:display-levels="3">
        <style:list-level-properties text:list-level-position-and-space-mode="label-alignment">
          <style:list-level-label-alignment text:label-followed-by="listtab" text:list-tab-stop-position="1.1457in" fo:text-indent="-0.6043in" fo:margin-left="1.1457in"/>
        </style:list-level-properties>
      </text:list-level-style-number>
      <text:list-level-style-number text:level="4" text:style-name="WW8Num12ztrue" style:num-format="1" text:display-levels="4">
        <style:list-level-properties text:list-level-position-and-space-mode="label-alignment">
          <style:list-level-label-alignment text:label-followed-by="listtab" text:list-tab-stop-position="1.4165in" fo:text-indent="-0.6043in" fo:margin-left="1.4165in"/>
        </style:list-level-properties>
      </text:list-level-style-number>
      <text:list-level-style-number text:level="5" text:style-name="WW8Num12ztrue" style:num-format="1" text:display-levels="5">
        <style:list-level-properties text:list-level-position-and-space-mode="label-alignment">
          <style:list-level-label-alignment text:label-followed-by="listtab" text:list-tab-stop-position="1.8335in" fo:text-indent="-0.75in" fo:margin-left="1.8335in"/>
        </style:list-level-properties>
      </text:list-level-style-number>
      <text:list-level-style-number text:level="6" text:style-name="WW8Num12ztrue" style:num-format="1" text:display-levels="6">
        <style:list-level-properties text:list-level-position-and-space-mode="label-alignment">
          <style:list-level-label-alignment text:label-followed-by="listtab" text:list-tab-stop-position="2.1043in" fo:text-indent="-0.75in" fo:margin-left="2.1043in"/>
        </style:list-level-properties>
      </text:list-level-style-number>
      <text:list-level-style-number text:level="7" text:style-name="WW8Num12ztrue" style:num-format="1" text:display-levels="7">
        <style:list-level-properties text:list-level-position-and-space-mode="label-alignment">
          <style:list-level-label-alignment text:label-followed-by="listtab" text:list-tab-stop-position="2.6252in" fo:text-indent="-1in" fo:margin-left="2.6252in"/>
        </style:list-level-properties>
      </text:list-level-style-number>
      <text:list-level-style-number text:level="8" text:style-name="WW8Num12ztrue" style:num-format="1" text:display-levels="8">
        <style:list-level-properties text:list-level-position-and-space-mode="label-alignment">
          <style:list-level-label-alignment text:label-followed-by="listtab" text:list-tab-stop-position="2.8957in" fo:text-indent="-1in" fo:margin-left="2.8957in"/>
        </style:list-level-properties>
      </text:list-level-style-number>
      <text:list-level-style-number text:level="9" text:style-name="WW8Num12ztrue" style:num-format="1" text:display-levels="9">
        <style:list-level-properties text:list-level-position-and-space-mode="label-alignment">
          <style:list-level-label-alignment text:label-followed-by="listtab" text:list-tab-stop-position="3.1665in" fo:text-indent="-1in" fo:margin-left="3.16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6." style:num-format="" text:start-value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false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4." style:num-format="" text:start-value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false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prefix="5." style:num-format="" text:start-value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false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indent="0in" style:auto-text-indent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T2" style:family="text">
      <style:text-properties fo:font-size="7pt" style:font-size-asian="7pt" style:font-size-complex="7pt"/>
    </style:style>
    <style:style style:name="MT3" style:family="text">
      <style:text-properties style:font-name="Symbol" fo:font-size="7pt" style:font-size-asian="7pt" style:font-size-complex="7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0.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3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1in" fo:margin-right="0.7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5" text:anchor-type="paragraph" svg:y="0.0008in" draw:z-index="2"><draw:text-box fo:min-height="0.0228in" fo:min-width="0in"><text:p text:style-name="Header"><text:span text:style-name="Page_20_Number"/></text:p></draw:text-box></draw:frame></text:p>
      </style:header>
      <style:footer>
        <text:p text:style-name="Footer"><draw:frame draw:style-name="Mfr2" draw:name="Frame3" text:anchor-type="paragraph" svg:y="0.0008in" draw:z-index="0"><draw:text-box fo:min-height="0.0228in" fo:min-width="0in"><text:p text:style-name="Footer"><text:span text:style-name="Page_20_Number"><text:page-number text:select-page="current">1</text:page-number></text:span></text:p></draw:text-box></draw:frame><draw:frame draw:style-name="Mfr2" draw:name="Frame4" text:anchor-type="paragraph" svg:y="-0.1417in" svg:height="0.6339in" draw:z-index="1"><draw:text-box fo:min-width="0in"><text:p text:style-name="Footer"/><text:p text:style-name="Footer"><text:span text:style-name="Page_20_Number"><text:span text:style-name="MT2">Revised 01/01/2005 - <text:s/></text:span></text:span><text:span text:style-name="Page_20_Number"><text:span text:style-name="MT3"></text:span></text:span><text:span text:style-name="Page_20_Number"><text:span text:style-name="MT2"> Copyright 2004. All Rights Reserved<text:tab/></text:span></text:span></text:p><text:p text:style-name="MP2"><text:span text:style-name="Page_20_Number"/></text:p><text:p text:style-name="MP2"><text:span text:style-name="Page_20_Number"/></text:p><text:p text:style-name="MP2"><text:span text:style-name="Page_20_Number"><text:tab/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MPLOYER</dc:title>
    <meta:initial-creator>Gene Ennis</meta:initial-creator>
    <meta:creation-date>2013-09-12T11:05:00</meta:creation-date>
    <dc:creator>maikeh</dc:creator>
    <dc:date>2013-09-12T11:05:00</dc:date>
    <meta:editing-cycles>2</meta:editing-cycles>
    <meta:document-statistic meta:table-count="0" meta:image-count="0" meta:object-count="0" meta:page-count="1" meta:paragraph-count="16" meta:word-count="62" meta:character-count="333" meta:non-whitespace-character-count="231"/>
    <meta:generator>ReaderEngine/1$Linux_X86_64 LibreOffice_project/6323fc6759c1bb6de88872a9497550ce135e7b0</meta:generator>
    <meta:user-defined meta:name="ActGenerated">1</meta:user-defined>
    <meta:user-defined meta:name="ActTemplateName">H:\Template\2005 Documents\01 POP 2005.ADT</meta:user-defined>
    <meta:user-defined meta:name="FilledActDocument">-1</meta:user-defined>
  </office:meta>
</office:document-meta>
</file>